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3000001D8B19592C2.png" manifest:media-type="image/png"/>
  <manifest:file-entry manifest:full-path="Pictures/1000000100000402000000B7E64E6D3B.png" manifest:media-type="image/png"/>
  <manifest:file-entry manifest:full-path="Pictures/10000001000004B30000043ED56F2B1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an" svg:font-family="Calib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3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ff6d" loext:opacity="100%" style:font-name="Caliban" fo:font-size="40pt" fo:text-shadow="1pt 1pt"/>
    </style:style>
    <style:style style:name="P4" style:family="paragraph">
      <loext:graphic-properties draw:fill="none" draw:fill-color="#ffffff"/>
      <style:text-properties fo:color="#ffff6d" loext:opacity="100%" style:font-name="Caliban" fo:font-size="40pt" fo:text-shadow="1pt 1pt"/>
    </style:style>
    <style:style style:name="P5" style:family="paragraph">
      <loext:graphic-properties draw:fill-color="#ffffff"/>
    </style:style>
    <style:style style:name="T1" style:family="text">
      <style:text-properties fo:color="#ffff6d" loext:opacity="100%" style:font-name="Caliban" fo:font-size="54pt" fo:text-shadow="1pt 1pt" style:font-size-asian="24pt" style:font-size-complex="24pt"/>
    </style:style>
    <style:style style:name="T2" style:family="text">
      <style:text-properties fo:color="#ff860d" loext:opacity="100%" style:font-name="Caliban" fo:font-size="54pt" fo:text-shadow="1pt 1pt" style:font-size-asian="24pt" style:font-size-complex="24pt"/>
    </style:style>
    <style:style style:name="T3" style:family="text">
      <style:text-properties fo:color="#ffff6d" loext:opacity="100%" style:font-name="Caliban" fo:font-size="66pt" fo:text-shadow="1pt 1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6.168cm" svg:height="23.624cm" svg:x="18.374cm" svg:y="-7.875cm">
          <draw:image xlink:href="Pictures/10000001000004B30000043ED56F2B19.png" xlink:type="simple" xlink:show="embed" xlink:actuate="onLoad" draw:mime-type="image/png">
            <text:p/>
          </draw:image>
        </draw:frame>
        <draw:frame draw:style-name="gr2" draw:text-style-name="P2" draw:layer="layout" svg:width="12.811cm" svg:height="2.285cm" svg:x="7.676cm" svg:y="0.337cm">
          <draw:image xlink:href="Pictures/1000000100000402000000B7E64E6D3B.png" xlink:type="simple" xlink:show="embed" xlink:actuate="onLoad" draw:mime-type="image/png">
            <text:p/>
          </draw:image>
        </draw:frame>
        <draw:frame draw:style-name="gr1" draw:text-style-name="P1" draw:layer="layout" svg:width="12.671cm" svg:height="6.898cm" svg:x="1.161cm" svg:y="3.449cm">
          <draw:image xlink:href="Pictures/1000000100000363000001D8B19592C2.png" xlink:type="simple" xlink:show="embed" xlink:actuate="onLoad" draw:mime-type="image/png">
            <text:p/>
          </draw:image>
        </draw:frame>
        <draw:frame draw:style-name="gr3" draw:text-style-name="P4" draw:layer="layout" svg:width="13.867cm" svg:height="5.661cm" svg:x="13.832cm" svg:y="3.898cm">
          <draw:text-box>
            <text:p text:style-name="P3"><text:span text:style-name="T1">HOW IS THIS</text:span></text:p>
            <text:p text:style-name="P3"><text:span text:style-name="T1">$80 “TOY”</text:span></text:p>
          </draw:text-box>
        </draw:frame>
        <draw:frame draw:style-name="gr3" draw:text-style-name="P4" draw:layer="layout" svg:width="23.442cm" svg:height="6.262cm" svg:x="3.108cm" svg:y="9.488cm">
          <draw:text-box>
            <text:p text:style-name="P3"><text:span text:style-name="T2">FASTER</text:span><text:span text:style-name="T1"> THAN A</text:span></text:p>
            <text:p text:style-name="P3"><text:span text:style-name="T3">GAMING LAPTOP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an" svg:font-family="Calib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square" draw:cx="50%" draw:cy="50%" draw:start-color="#999999" draw:end-color="#8d281e" draw:start-intensity="10%" draw:end-intensity="100%" draw:angle="45deg" draw:border="0%">
      <loext:gradient-stop svg:offset="0" loext:color-type="rgb" loext:color-value="#999999"/>
      <loext:gradient-stop svg:offset="1" loext:color-type="rgb" loext:color-value="#8d281e"/>
    </draw:gradient>
    <draw:gradient draw:name="Gradient_20_2" draw:display-name="Gradient 2" draw:style="linear" draw:start-color="#f10d0c" draw:end-color="#000000" draw:start-intensity="65%" draw:end-intensity="100%" draw:angle="90deg" draw:border="0%">
      <loext:gradient-stop svg:offset="0" loext:color-type="rgb" loext:color-value="#f10d0c"/>
      <loext:gradient-stop svg:offset="1" loext:color-type="rgb" loext:color-value="#000000"/>
    </draw:gradient>
    <draw:gradient draw:name="Gradient_20_3" draw:display-name="Gradient 3" draw:style="linear" draw:start-color="#000000" draw:end-color="#c9211e" draw:start-intensity="65%" draw:end-intensity="100%" draw:angle="270deg" draw:border="25%">
      <loext:gradient-stop svg:offset="0" loext:color-type="rgb" loext:color-value="#000000"/>
      <loext:gradient-stop svg:offset="1" loext:color-type="rgb" loext:color-value="#c9211e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square" draw:cx="50%" draw:cy="50%" draw:start-color="#eeeeee" draw:end-color="#8d281e" draw:start-intensity="80%" draw:end-intensity="100%" draw:angle="45deg" draw:border="0%">
      <loext:gradient-stop svg:offset="0" loext:color-type="rgb" loext:color-value="#eeeeee"/>
      <loext:gradient-stop svg:offset="1" loext:color-type="rgb" loext:color-value="#8d281e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21:49:05.329365351</meta:creation-date>
    <dc:date>2025-02-24T22:08:41.669961563</dc:date>
    <meta:editing-duration>PT19M38S</meta:editing-duration>
    <meta:editing-cycles>3</meta:editing-cycles>
    <meta:generator>LibreOffice/7.6.7.2$Linux_X86_64 LibreOffice_project/60$Build-2</meta:generator>
    <meta:document-statistic meta:object-count="28"/>
  </office:meta>
</office:document-meta>
</file>